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" svg:font-family=""/>
  </office:font-face-decls>
  <office:automatic-styles>
    <style:style style:name="P1" style:family="paragraph" style:parent-style-name="Intestazione_20_e_20_piè_20_di_20_pagina">
      <style:paragraph-properties style:writing-mode="lr-tb"/>
    </style:style>
    <style:style style:name="P2" style:family="paragraph" style:parent-style-name="List_20_Paragraph" style:list-style-name="WWNum2">
      <style:paragraph-properties fo:margin-left="0.5in" fo:margin-right="0in" fo:margin-top="0in" fo:margin-bottom="0in" style:contextual-spacing="false" fo:text-align="start" style:justify-single-word="false" fo:text-indent="-0.25in" style:auto-text-indent="false" style:writing-mode="lr-tb"/>
    </style:style>
    <style:style style:name="P3" style:family="paragraph" style:parent-style-name="List_20_Paragraph">
      <style:paragraph-properties fo:margin-left="0.25in" fo:margin-right="0in" fo:margin-top="0in" fo:margin-bottom="0in" style:contextual-spacing="false" fo:text-align="start" style:justify-single-word="false" fo:text-indent="0in" style:auto-text-indent="false" style:writing-mode="lr-tb"/>
    </style:style>
    <style:style style:name="P4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 style:writing-mode="lr-tb"/>
      <style:text-properties fo:color="#333333" loext:opacity="100%" style:font-name="" fo:font-size="8pt" fo:font-style="italic" fo:background-color="#fffffe" style:font-size-asian="8pt" style:font-style-asian="italic" style:font-size-complex="8pt" style:font-style-complex="italic"/>
    </style:style>
    <style:style style:name="P5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 style:writing-mode="lr-tb"/>
      <style:text-properties fo:color="#333333" loext:opacity="100%" style:font-name="" fo:font-size="8pt" fo:font-style="italic" officeooo:rsid="0012052e" officeooo:paragraph-rsid="0012052e" fo:background-color="#fffffe" style:font-size-asian="8pt" style:font-style-asian="italic" style:font-size-complex="8pt" style:font-style-complex="italic"/>
    </style:style>
    <style:style style:name="T1" style:family="text">
      <style:text-properties fo:language="en" fo:country="US"/>
    </style:style>
    <style:style style:name="T2" style:family="text">
      <style:text-properties style:text-line-through-style="none" style:text-line-through-type="none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2">
        <text:list-item>
          <text:p text:style-name="P2"><text:span text:style-name="T1">Find all publication which the number of page is 100</text:span></text:p>
        </text:list-item>
        <text:list-item>
          <text:p text:style-name="P2"><text:span text:style-name="T1">Find all book which the publication’s day is “29-04-2018”</text:span></text:p>
        </text:list-item>
        <text:list-item>
          <text:p text:style-name="P2"><text:span text:style-name="T1">Find book and article that share the same publisher </text:span></text:p>
        </text:list-item>
        <text:list-item>
          <text:p text:style-name="P2"><text:span text:style-name="T1">Find which author show this article: “---” in this conference: “---”</text:span></text:p>
        </text:list-item>
        <text:list-item>
          <text:p text:style-name="P2"><text:span text:style-name="T1">Show the code of the publication of the last month </text:span></text:p>
        </text:list-item>
        <text:list-item>
          <text:p text:style-name="P2"><text:span text:style-name="T1">Find all book in which referenced the author "ciccio pasticcio"</text:span></text:p>
        </text:list-item>
        <text:list-item>
          <text:p text:style-name="P2"><text:span text:style-name="T1">Find the avg of publication for "Marco Brambilla" in 2020</text:span></text:p>
        </text:list-item>
        <text:list-item>
          <text:p text:style-name="P2"><text:span text:style-name="T1">Return all publisher how publish the book A in 2010</text:span></text:p>
        </text:list-item>
        <text:list-item>
          <text:p text:style-name="P2"><text:span text:style-name="T1">Show publications referenced at least 3 times by other publications written in the same year</text:span></text:p>
        </text:list-item>
        <text:list-item>
          <text:p text:style-name="P2"><text:span text:style-name="T2">Find the shortest path (with general relations) between an author and a conference in which the author never wrote a publication for<text:line-break/></text:span></text:p>
        </text:list-item>
      </text:list>
      <text:p text:style-name="P5">Done so far:</text:p>
      <text:p text:style-name="P4"/>
      <text:p text:style-name="P4">1. Find affiliations of authors who have written articles published in a specific conference</text:p>
      <text:p text:style-name="P4"/>
      <text:p text:style-name="P4">2. Find number of publications published in conferences per year</text:p>
      <text:p text:style-name="P4"/>
      <text:p text:style-name="P4">3. Find conference publications with at least one reference by a publication written within the next 5 years of the original publication year</text:p>
      <text:p text:style-name="P4"/>
      <text:p text:style-name="P4">4. Find the top 5 organizations whose authors have written the most articles (with at least 10 pages) in the field of Computer Science</text:p>
      <text:p text:style-name="P4"/>
      <text:p text:style-name="P4">5. Find the venue with the most articles related to Artificial Intelligence, must include not only the name but the number of articles as well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" svg:font-family="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loext:shadow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stazione_20_e_20_piè_20_di_20_pagina" style:display-name="Intestazione e piè di pagina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>
        <style:tab-stops>
          <style:tab-stop style:position="6.2638in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default-outline-level="">
      <loext:graphic-properties draw:fill="none" draw:fill-color="#ffffff"/>
      <style:paragraph-properties fo:margin-left="0.5in" fo:margin-right="0in" fo:margin-top="0in" fo:margin-bottom="0.111in" style:contextual-spacing="false" fo:line-height="108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1pt" fo:letter-spacing="normal" fo:language="it" fo:country="IT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ile_20_importato_20_1" style:display-name="Stile importato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2016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2016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2016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2016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2016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2016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Intestazione_20_e_20_piè_20_di_20_pagina"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layout-grid-color="#c0c0c0" style:layout-grid-lines="252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8T22:46:32.156957727</dc:date>
    <meta:editing-duration>PT5H3M42S</meta:editing-duration>
    <meta:editing-cycles>1</meta:editing-cycles>
    <meta:document-statistic meta:table-count="0" meta:image-count="0" meta:object-count="0" meta:page-count="1" meta:paragraph-count="16" meta:word-count="227" meta:character-count="1282" meta:non-whitespace-character-count="1080"/>
    <meta:generator>LibreOffice/7.4.0.3$Linux_X86_64 LibreOffice_project/40$Build-3</meta:generator>
  </office:meta>
</office:document-meta>
</file>